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2.733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row table:style-name="ro1">
          <table:table-cell table:style-name="ce1" office:value-type="string">
            <text:p>Test Case</text:p>
          </table:table-cell>
          <table:table-cell table:style-name="ce1" office:value-type="string">
            <text:p>Check Item</text:p>
          </table:table-cell>
          <table:table-cell table:style-name="ce1" office:value-type="string">
            <text:p>Test case <text:s/>objectives</text:p>
          </table:table-cell>
          <table:table-cell table:style-name="ce1" office:value-type="string">
            <text:p>Steps to Execute</text:p>
          </table:table-cell>
          <table:table-cell table:style-name="ce1" office:value-type="string">
            <text:p>Test Data/Input</text:p>
          </table:table-cell>
          <table:table-cell table:style-name="ce1" office:value-type="string">
            <text:p>Expected Result</text:p>
          </table:table-cell>
        </table:table-row>
        <table:table-row table:style-name="ro2">
          <table:table-cell table:style-name="ce2" office:value-type="string">
            <text:p>TC-01</text:p>
          </table:table-cell>
          <table:table-cell office:value-type="string">
            <text:p>REQUEST VM</text:p>
          </table:table-cell>
          <table:table-cell office:value-type="string">
            <text:p>Leave all the fields empty </text:p>
            <text:p>And enter submit button</text:p>
          </table:table-cell>
          <table:table-cell table:number-columns-repeated="2"/>
          <table:table-cell office:value-type="string">
            <text:p>Prompt error message regarding mandatory</text:p>
            <text:p>Fields</text:p>
          </table:table-cell>
        </table:table-row>
        <table:table-row table:style-name="ro2">
          <table:table-cell table:style-name="ce2" office:value-type="string">
            <text:p>TC-02</text:p>
          </table:table-cell>
          <table:table-cell office:value-type="string">
            <text:p>Name of VM</text:p>
          </table:table-cell>
          <table:table-cell office:value-type="string">
            <text:p>Enter an already used </text:p>
            <text:p>VM name</text:p>
          </table:table-cell>
          <table:table-cell office:value-type="string">
            <text:p>NA</text:p>
          </table:table-cell>
          <table:table-cell office:value-type="string">
            <text:p>Name of VM:test</text:p>
          </table:table-cell>
          <table:table-cell office:value-type="string">
            <text:p>Prompt error message to select another </text:p>
            <text:p>VM Name</text:p>
          </table:table-cell>
        </table:table-row>
        <table:table-row table:style-name="ro3">
          <table:table-cell table:style-name="ce2" office:value-type="string">
            <text:p>TC-03</text:p>
          </table:table-cell>
          <table:table-cell office:value-type="string">
            <text:p>Name of VM</text:p>
          </table:table-cell>
          <table:table-cell table:style-name="ce4" office:value-type="string">
            <text:p>Enter a unique VM name</text:p>
          </table:table-cell>
          <table:table-cell office:value-type="string">
            <text:p>NA</text:p>
          </table:table-cell>
          <table:table-cell office:value-type="string">
            <text:p>Name of VM:testVM</text:p>
          </table:table-cell>
          <table:table-cell office:value-type="string">
            <text:p>Allow user to proceed</text:p>
          </table:table-cell>
        </table:table-row>
        <table:table-row table:style-name="ro2">
          <table:table-cell table:style-name="ce2" office:value-type="string">
            <text:p>TC-04</text:p>
          </table:table-cell>
          <table:table-cell office:value-type="string">
            <text:p>Optional Additional</text:p>
            <text:p>Harddisk</text:p>
          </table:table-cell>
          <table:table-cell office:value-type="string">
            <text:p>Fil memory </text:p>
            <text:p>Request &gt;4096GB</text:p>
          </table:table-cell>
          <table:table-cell office:value-type="string">
            <text:p>NA</text:p>
          </table:table-cell>
          <table:table-cell table:style-name="ce5" office:value-type="string">
            <text:p><text:span text:style-name="T1">Optional Additional</text:span></text:p>
            <text:p><text:span text:style-name="T1">Harddisk: 4097GB</text:span></text:p>
          </table:table-cell>
          <table:table-cell office:value-type="string">
            <text:p>Prompt error message to request additional</text:p>
            <text:p>Harddisk less than 4096GB</text:p>
          </table:table-cell>
        </table:table-row>
        <table:table-row table:style-name="ro2">
          <table:table-cell table:style-name="ce2" office:value-type="string">
            <text:p>TC-05</text:p>
          </table:table-cell>
          <table:table-cell office:value-type="string">
            <text:p>Optional Additional </text:p>
            <text:p>Harddisk</text:p>
          </table:table-cell>
          <table:table-cell office:value-type="string">
            <text:p>Fil memory <text:s/></text:p>
            <text:p>Request &lt;4096GB</text:p>
          </table:table-cell>
          <table:table-cell office:value-type="string">
            <text:p>NA</text:p>
          </table:table-cell>
          <table:table-cell office:value-type="string">
            <text:p>Optional Additional</text:p>
            <text:p>Harddisk: 4097GB</text:p>
          </table:table-cell>
          <table:table-cell office:value-type="string">
            <text:p>Allow user to proceed</text:p>
          </table:table-cell>
        </table:table-row>
        <table:table-row table:style-name="ro2">
          <table:table-cell table:style-name="ce3" office:value-type="string">
            <text:p>TC-06</text:p>
          </table:table-cell>
          <table:table-cell office:value-type="string">
            <text:p>Template Image</text:p>
          </table:table-cell>
          <table:table-cell office:value-type="string">
            <text:p>Do not select any options</text:p>
          </table:table-cell>
          <table:table-cell office:value-type="string">
            <text:p>Click <text:s/>the drop-down </text:p>
            <text:p>Menu</text:p>
          </table:table-cell>
          <table:table-cell office:value-type="string">
            <text:p>Template Image:</text:p>
          </table:table-cell>
          <table:table-cell office:value-type="string">
            <text:p>Please select an OS image</text:p>
          </table:table-cell>
        </table:table-row>
        <table:table-row table:style-name="ro2">
          <table:table-cell table:style-name="ce3" office:value-type="string">
            <text:p>TC-07</text:p>
          </table:table-cell>
          <table:table-cell office:value-type="string">
            <text:p>Purpose of this VM</text:p>
          </table:table-cell>
          <table:table-cell office:value-type="string">
            <text:p>Leave <text:s/>the field empty</text:p>
          </table:table-cell>
          <table:table-cell office:value-type="string">
            <text:p>NA</text:p>
          </table:table-cell>
          <table:table-cell table:style-name="ce5" office:value-type="string">
            <text:p>Purpose of this VM:</text:p>
          </table:table-cell>
          <table:table-cell office:value-type="string">
            <text:p>Prompt an error message “Please </text:p>
            <text:p>Enter the purpose of this VM”</text:p>
          </table:table-cell>
        </table:table-row>
        <table:table-row table:style-name="ro2">
          <table:table-cell office:value-type="string">
            <text:p>TC-08</text:p>
          </table:table-cell>
          <table:table-cell office:value-type="string">
            <text:p>Purpose of this VM</text:p>
          </table:table-cell>
          <table:table-cell office:value-type="string">
            <text:p>Fill the Purpose of this VM </text:p>
          </table:table-cell>
          <table:table-cell office:value-type="string">
            <text:p>NA</text:p>
          </table:table-cell>
          <table:table-cell office:value-type="string">
            <text:p>Purpose of this VM:i need VM </text:p>
            <text:p>For parallel computing <text:s/></text:p>
          </table:table-cell>
          <table:table-cell office:value-type="string">
            <text:p>Allow user to proceed</text:p>
          </table:table-cell>
        </table:table-row>
        <table:table-row table:style-name="ro4">
          <table:table-cell office:value-type="string">
            <text:p>TC-09</text:p>
          </table:table-cell>
          <table:table-cell office:value-type="string">
            <text:p>Timeline till when VM is </text:p>
            <text:p><text:s/>required</text:p>
          </table:table-cell>
          <table:table-cell office:value-type="string">
            <text:p>Enter an earlier date and time than</text:p>
            <text:p>Current date and time </text:p>
          </table:table-cell>
          <table:table-cell office:value-type="string">
            <text:p>NA</text:p>
          </table:table-cell>
          <table:table-cell office:value-type="string">
            <text:p>Timeline till when VM is required:</text:p>
            <text:p>2011-02-03 00:23:12</text:p>
            <text:p/>
          </table:table-cell>
          <table:table-cell office:value-type="string">
            <text:p>Prompt an error message “Please <text:s/>Select</text:p>
            <text:p><text:s/>later date and time from current <text:s/>date and </text:p>
            <text:p>Time</text:p>
          </table:table-cell>
        </table:table-row>
        <table:table-row table:style-name="ro2">
          <table:table-cell office:value-type="string">
            <text:p>TC-10</text:p>
          </table:table-cell>
          <table:table-cell office:value-type="string">
            <text:p>TImeline till when VM is <text:s/></text:p>
            <text:p><text:s/>Required</text:p>
          </table:table-cell>
          <table:table-cell office:value-type="string">
            <text:p>Enter date and time</text:p>
          </table:table-cell>
          <table:table-cell office:value-type="string">
            <text:p>NA</text:p>
          </table:table-cell>
          <table:table-cell office:value-type="string">
            <text:p>Timeline till when VM is required: </text:p>
            <text:p>2013-06-08 00:23:12 </text:p>
          </table:table-cell>
          <table:table-cell office:value-type="string">
            <text:p>Allow user to proceed</text:p>
          </table:table-cell>
        </table:table-row>
        <table:table-row table:style-name="ro2">
          <table:table-cell office:value-type="string">
            <text:p>TC-11</text:p>
          </table:table-cell>
          <table:table-cell office:value-type="string">
            <text:p>Faculty approved ldap </text:p>
            <text:p>User name</text:p>
          </table:table-cell>
          <table:table-cell office:value-type="string">
            <text:p>Enter an invalid <text:s/>Ldap faculty</text:p>
            <text:p><text:s/>user name</text:p>
          </table:table-cell>
          <table:table-cell office:value-type="string">
            <text:p>NA</text:p>
          </table:table-cell>
          <table:table-cell table:style-name="ce5" office:value-type="string">
            <text:p><text:span text:style-name="T1">Faculty approved ldap </text:span></text:p>
            <text:p><text:span text:style-name="T1">User name:xyz</text:span></text:p>
          </table:table-cell>
          <table:table-cell office:value-type="string">
            <text:p>Prompt an error message “No faculty with </text:p>
            <text:p>Such user name exists “</text:p>
          </table:table-cell>
        </table:table-row>
        <table:table-row table:style-name="ro2">
          <table:table-cell office:value-type="string">
            <text:p>TC-12</text:p>
          </table:table-cell>
          <table:table-cell office:value-type="string">
            <text:p>Faculty approved ldap </text:p>
            <text:p><text:s/>User name</text:p>
          </table:table-cell>
          <table:table-cell table:style-name="ce5" office:value-type="string">
            <text:p><text:span text:style-name="T1">Enter a valid ldap faculty</text:span></text:p>
            <text:p><text:span text:style-name="T1">User name</text:span></text:p>
          </table:table-cell>
          <table:table-cell office:value-type="string">
            <text:p>NA</text:p>
          </table:table-cell>
          <table:table-cell table:style-name="ce5" office:value-type="string">
            <text:p><text:span text:style-name="T1">Faculty approved ldap </text:span></text:p>
            <text:p><text:span text:style-name="T1">User name:sbansal</text:span></text:p>
          </table:table-cell>
          <table:table-cell office:value-type="string">
            <text:p>Allow user to proceed</text:p>
          </table:table-cell>
        </table:table-row>
        <table:table-row table:style-name="ro2">
          <table:table-cell office:value-type="string">
            <text:p>TC-13</text:p>
          </table:table-cell>
          <table:table-cell office:value-type="string">
            <text:p>Submit</text:p>
          </table:table-cell>
          <table:table-cell office:value-type="string">
            <text:p>Correct inputs</text:p>
          </table:table-cell>
          <table:table-cell office:value-type="string">
            <text:p>click the submit button</text:p>
          </table:table-cell>
          <table:table-cell/>
          <table:table-cell office:value-type="string">
            <text:p>Add the no. of pending requests and </text:p>
            <text:p>Prompt the user to wait for admin approval </text:p>
          </table:table-cell>
        </table:table-row>
        <table:table-row table:style-name="ro5" table:number-rows-repeated="1048561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3-06-07T16:01:06</meta:creation-date>
    <dc:date>2013-06-07T17:47:31</dc:date>
    <dc:creator>Monika </dc:creator>
    <meta:editing-duration>PT18M49S</meta:editing-duration>
    <meta:editing-cycles>2</meta:editing-cycles>
    <meta:generator>LibreOffice/3.5$Linux_X86_64 LibreOffice_project/350m1$Build-2</meta:generator>
    <meta:document-statistic meta:table-count="3" meta:cell-count="81" meta:object-count="0"/>
  </office:meta>
</office:document-meta>
</file>